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IENA I PIELĘGNACJA ŚWIEŻYCH PRZEKŁUĆ:</text:p>
      <text:p text:style-name="P1"/>
      <text:p text:style-name="P1">-NIDY NIE wyciągaj kolczyka i nie zmieniaj kolczyka przed zagojeniem. Świeże przekłucie to rana, która musi się zrosnąć, a dopiero wtedy możesz go wymienić na inny kolczyk (bardziej dopasowany). Kolczyk jest specjalnie większy, aby mieć zapas na pojawiającą się opuchliznę.</text:p>
      <text:p text:style-name="P1"/>
      <text:p text:style-name="P1">-Staraj się dbać o higienę świeżego przekłucia. NIGDY nie dotykaj kolczyka i samego przekłucia brudnymi rękoma. </text:p>
      <text:p text:style-name="P1"/>
      <text:p text:style-name="P1">-Aby uniknąć zgubienia kuleczki, lub całego kolczyka - codziennie sprawdzaj, czy kolczyk jest dokręcony i dokręcaj go przekręcając kulkę w prawo.</text:p>
      <text:p text:style-name="P1"/>
      <text:p text:style-name="P1">-Przemywaj kolczyk 2 razy dziennie płynem antyseptycznym używając do tego patyczków higienicznych lub gazika. Po oczyszczeniu kolczyka proponuję, aby poruszać kolczykiem w tą i z powrotem (jeśli na początku sprawia Ci to ból, nie musisz ruszać kolczykiem w pierwszych dniach przekłucia).</text:p>
      <text:p text:style-name="P1"/>
      <text:p text:style-name="P1">-Unikaj basenów, jezior, otwartych zbiorników i sauny.</text:p>
      <text:p text:style-name="P1">Wybierz prysznic, zamiast kąpieli (w wodzie zbierają się bakterie i zbytnio rozmoczą przekłucie).</text:p>
      <text:p text:style-name="P1"/>
      <text:p text:style-name="P1">-Kolczyk można osuszyć gazikiem, patyczkiem higienicznym lub papierowym ręcznikiem.</text:p>
      <text:p text:style-name="P1"/>
      <text:p text:style-name="P1">-Nie przesuszaj zbędnie kolczyka.</text:p>
      <text:p text:style-name="P1"/>
      <text:p text:style-name="P1">-Nie nakładaj kosmetyków w obrębie kolczyka.</text:p>
      <text:p text:style-name="P1"/>
      <text:p text:style-name="P1">-Staraj się nie zachaczyć kolczykiem o ubranie, ubieraj się tak aby kolczyka nie podrażniać. </text:p>
      <text:p text:style-name="P1"/>
      <text:p text:style-name="P1">-Dbaj o dietę, suplementy i witaminy. Zadbaj o dobry sen, im zdrowszy tryb życia, tym pozytywniej będzie to wpływać na zagojenie przekłutego miejsca.</text:p>
      <text:p text:style-name="P1"/>
      <text:p text:style-name="P1">Ze świeżego przekłucia może wydobywać się krew i płyn zawierający limfę (biało-żółtawa wydzielina). To normalna reakcja obronna naszego organizmu, próbuje on w ten sposób wyleczyć powstałe uszkodzenia tkanki. Nie drap i nie trzyj mimo swędzenia. Wszystkie strupki można łatwo domyć za pomocą patyczków.</text:p>
      <text:p text:style-name="P1"/>
      <text:p text:style-name="P1">-Po wygojeniu możesz zmienić kolczyk sam, bądź u mnie.</text:p>
      <text:p text:style-name="P1"/>
      <text:p text:style-name="P1">-Po wygojeniu również dbaj o higienę przekłucia !</text:p>
      <text:p text:style-name="P1"/>
      <text:p text:style-name="P1">Odradzam kolczyków z metali szlachetnych jak złoto, czy srebro, gdyż w swoim stopie mają domieszki innych metali. Nasze ciało nie będzie chętne do akceptacji materiałów wywołujących alergię.</text:p>
      <text:p text:style-name="P1">Polecam kolczyki z tytanu, stali chirurgicznej i bioplastu.</text:p>
      <text:p text:style-name="P1"/>
      <text:p text:style-name="P1">Przekłucia oralne:</text:p>
      <text:p text:style-name="P1">-dla złagodzenia bólu ssij kostki lodu,</text:p>
      <text:p text:style-name="P1">-wywar z rumianku lub szałwi zmniejszy opuchliznę (płukanie), równie dobrze sprawdza się roztwór z Octeniseptu,</text:p>
      <text:p text:style-name="P1">-do mycia zębów używaj miękkiej szczoteczki i delikatnej pasty,</text:p>
      <text:p text:style-name="P1">-ogranicz kontakty oralne,</text:p>
      <text:p text:style-name="P1">-zaniechaj obgryzania paznokci,</text:p>
      <text:p text:style-name="P1"><text:soft-page-break/>-unikaj gorących i ostrych potraw,</text:p>
      <text:p text:style-name="P1">-nie pij napoi gazowanych (dwutlenek węgla tutaj nie pomaga), unikaj alkoholu i nie pal papierosów,</text:p>
      <text:p text:style-name="P1">-nie spożywaj produktów mlecznych jak jogurty, kefiry (zawierają żywe kultury bakterii),</text:p>
      <text:p text:style-name="P1">-unikaj żucia gumy,</text:p>
      <text:p text:style-name="P1">-nie baw się kolczykiem,</text:p>
      <text:p text:style-name="P1">-wyciągnięty kolczyk zarasta w kilka godzin!</text:p>
      <text:p text:style-name="P1"/>
      <text:p text:style-name="P1">Microdermale:</text:p>
      <text:p text:style-name="P1">-nie dotykaj biżuterii brudnymi rękoma,</text:p>
      <text:p text:style-name="P1">-przemywaj ranę 2-3 razy dziennie, dociskaj kolczyk co 2 godziny czystymi rękoma, aby skóra przerosła przez kolczyk,</text:p>
      <text:p text:style-name="P1">-powstałe strupki z rany oczyszczaj za pomocą mokrego wacika!</text:p>
      <text:p text:style-name="P1"/>
      <text:p text:style-name="P1">Orientacyjny czas gojenia przekłuć (zależny od organizmu i właściwej higienopielęgnacji):</text:p>
      <text:p text:style-name="P1">Picie alkoholu, kawy zawierającej kofeinę i leki rozrzedzające krew wydłużają okres gojenia rany.</text:p>
      <text:p text:style-name="P1"/>
      <text:p text:style-name="P1">warga 1,5-2 miesiące</text:p>
      <text:p text:style-name="P1">język 2-3 tygodnie</text:p>
      <text:p text:style-name="P1">nos (1-3 miesiące), płatki szybciej niż przegroda</text:p>
      <text:p text:style-name="P1">sutki (2-4 miesiące)</text:p>
      <text:p text:style-name="P1">uszy (2-5 miesięcy), płatki szybciej niż chrząstki</text:p>
      <text:p text:style-name="P1"/>
      <text:p text:style-name="P1">Jeśli Twoje przekłucie jest mocno zaczerwienione i zaczynasz odczuwać uporczywy ból, może być to objaw zapalenia. Wtedy warto zastosować antybiotyk. Rekomendowany jest Tribiotic dostępny w aptece. Zapoznaj się z ulotką. Pamiętaj, że nie możesz używać zbyt długo antybiotyku. Używaj go maksymalnie tydzie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ciej Bogucki</meta:initial-creator>
    <meta:creation-date>2017-04-25T23:08:38.18</meta:creation-date>
    <dc:date>2017-04-26T22:50:27.31</dc:date>
    <dc:creator>Maciej Bogucki</dc:creator>
    <meta:editing-duration>PT2H2M54S</meta:editing-duration>
    <meta:editing-cycles>15</meta:editing-cycles>
    <meta:generator>OpenOffice/4.1.2$Win32 OpenOffice.org_project/412m3$Build-9782</meta:generator>
    <meta:document-statistic meta:table-count="0" meta:image-count="0" meta:object-count="0" meta:page-count="2" meta:paragraph-count="41" meta:word-count="496" meta:character-count="3537"/>
  </office:meta>
</office:document-meta>
</file>